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.8437in" fo:margin-right="0in" fo:text-indent="-0.8437in" style:auto-text-indent="false" style:page-number="auto"/>
    </style:style>
    <style:style style:name="P2" style:family="paragraph" style:parent-style-name="Standard">
      <style:paragraph-properties fo:break-before="page"/>
      <style:text-properties fo:background-color="#ffff00"/>
    </style:style>
    <style:style style:name="P3" style:family="paragraph" style:parent-style-name="Standard" style:master-page-name="">
      <style:paragraph-properties fo:margin-left="0.9898in" fo:margin-right="0in" fo:text-indent="0in" style:auto-text-indent="false" style:page-number="auto"/>
    </style:style>
    <style:style style:name="P4" style:family="paragraph" style:parent-style-name="Standard">
      <style:paragraph-properties fo:margin-left="0.9898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 style:master-page-name="">
      <style:paragraph-properties fo:margin-left="2.5in" fo:margin-right="0in" fo:text-indent="0in" style:auto-text-indent="false" style:page-number="auto"/>
    </style:style>
    <style:style style:name="P7" style:family="paragraph" style:parent-style-name="Standard">
      <style:paragraph-properties fo:margin-left="2.5in" fo:margin-right="0in" fo:text-indent="0in" style:auto-text-indent="false"/>
    </style:style>
    <style:style style:name="P8" style:family="paragraph" style:parent-style-name="Standard" style:master-page-name="">
      <style:paragraph-properties fo:margin-left="2.5in" fo:margin-right="-0.698in" fo:text-indent="0in" style:auto-text-indent="false" style:page-number="auto">
        <style:tab-stops>
          <style:tab-stop style:position="5.1354in"/>
        </style:tab-stops>
      </style:paragraph-properties>
    </style:style>
    <style:style style:name="P9" style:family="paragraph" style:parent-style-name="Standard">
      <style:paragraph-properties fo:margin-left="2.5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.9898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scan network protocol:</text:p>
      <text:p text:style-name="Standard"/>
      <text:p text:style-name="Standard">login mode: (Right after the connection has been accepted)</text:p>
      <text:p text:style-name="Standard"/>
      <text:p text:style-name="Standard">command:</text:p>
      <text:p text:style-name="Standard">client (the one that connects)-&gt;server(the one that accepts connections)</text:p>
      <text:p text:style-name="Standard"/>
      <text:p text:style-name="Standard">Upon connect the first message the client has to send is:</text:p>
      <text:p text:style-name="Standard"/>
      <text:p text:style-name="Standard">0xce: (just an identifier)</text:p>
      <text:p text:style-name="Standard"><text:tab/>params:</text:p>
      <text:p text:style-name="Standard"><text:tab/><text:tab/>passwordsize: byte ; x &gt;=0 and x&lt;= 32</text:p>
      <text:p text:style-name="Standard"><text:tab/><text:tab/>password: char[passwordsize]</text:p>
      <text:p text:style-name="Standard"><text:tab/><text:tab/>type: byte</text:p>
      <text:p text:style-name="Standard"><text:tab/><text:tab/><text:tab/>0: parent <text:s/>(the client becomes the parent of the server it connected to)</text:p>
      <text:p text:style-name="Standard"><text:tab/><text:tab/><text:tab/>1: child <text:s/>(the client becomes a child of the server it connected to)</text:p>
      <text:p text:style-name="Standard"/>
      <text:p text:style-name="Standard"><text:tab/><text:tab/></text:p>
      <text:p text:style-name="Standard"><text:tab/>reply:</text:p>
      <text:p text:style-name="Standard"><text:tab/><text:tab/>result: byte</text:p>
      <text:p text:style-name="Standard"><text:tab/><text:tab/><text:tab/>0: accepted</text:p>
      <text:p text:style-name="Standard"><text:tab/><text:tab/><text:tab/>(disconnect otherwise)</text:p>
      <text:p text:style-name="Standard"/>
      <text:p text:style-name="P1"/>
      <text:p text:style-name="Standard"/>
      <text:p text:style-name="P2"/>
      <text:p text:style-name="Standard"><text:tab/><text:tab/></text:p>
      <text:p text:style-name="Standard"/>
      <text:p text:style-name="Standard"/>
      <text:p text:style-name="Standard">Child-&gt;Parent communication: (Only the child talks to the parent)</text:p>
      <text:p text:style-name="Standard"/>
      <text:p text:style-name="Standard"><text:span text:style-name="T1">workmode</text:span><text:tab/><text:tab/> (child-&gt;parent)</text:p>
      <text:p text:style-name="Standard"/>
      <text:p text:style-name="Standard">0: HELLODADDY</text:p>
      <text:p text:style-name="Standard"><text:tab/>Initial message sent to the parent</text:p>
      <text:p text:style-name="Standard"><text:tab/>params:</text:p>
      <text:p text:style-name="Standard"><text:tab/><text:tab/>namelength: byte</text:p>
      <text:p text:style-name="Standard"><text:tab/><text:tab/>name: char[namelength]<text:tab/><text:tab/></text:p>
      <text:p text:style-name="Standard"><text:tab/><text:tab/>myscannerid: uint32</text:p>
      <text:p text:style-name="Standard"/>
      <text:p text:style-name="Standard"><text:s/><text:tab/>reply:</text:p>
      <text:p text:style-name="Standard"><text:tab/><text:tab/>scanid: uint32 – if the myscannerid is in the list of disconnected children of the parent the parent will tell it it's current scanid, else a randomized fake value with no meaning</text:p>
      <text:p text:style-name="Standard"><text:tab/><text:tab/>namelength: byte </text:p>
      <text:p text:style-name="Standard"><text:tab/><text:tab/>name: char[namelength] – the name of the parent</text:p>
      <text:p text:style-name="Standard"><text:tab/><text:tab/><text:tab/></text:p>
      <text:p text:style-name="Standard"/>
      <text:p text:style-name="Standard"/>
      <text:p text:style-name="Standard">1: YOUREINTHEQUEUE</text:p>
      <text:p text:style-name="Standard"><text:tab/>When the child already has an active parent tell the other connected parents that they are in a queue</text:p>
      <text:p text:style-name="Standard"><text:tab/>params:</text:p>
      <text:p text:style-name="Standard"><text:tab/><text:tab/>position: uint32;</text:p>
      <text:p text:style-name="Standard"><text:tab/><text:tab/>maxposition: uint32</text:p>
      <text:p text:style-name="Standard"/>
      <text:p text:style-name="Standard"><text:tab/>reply:</text:p>
      <text:p text:style-name="Standard"><text:tab/><text:tab/>result: byte – 0=acknowledge </text:p>
      <text:p text:style-name="Standard"/>
      <text:p text:style-name="Standard">2: UPDATESTATUS</text:p>
      <text:p text:style-name="Standard"><text:tab/>Tells the parent the current status</text:p>
      <text:p text:style-name="Standard"><text:tab/>params:</text:p>
      <text:p text:style-name="Standard"><text:tab/><text:tab/>currentscanid: uint32</text:p>
      <text:p text:style-name="P4">isidle: byteboolean – true if all the worker threads are idle and it's children are idle too</text:p>
      <text:p text:style-name="P3">totalthreadcount: integer – number of threads total (local threads and the threads of it's children)</text:p>
      <text:p text:style-name="P4">pathsevaluated: qword</text:p>
      <text:p text:style-name="P4">localpathqueuecount: integer – pathqueuelength+overflowqueuelength</text:p>
      <text:p text:style-name="P4">totalpathQueueCount: integer – same as local but combined with the children</text:p>
      <text:p text:style-name="P4">queuesize: integer – The number of parents waiting in the queue</text:p>
      <text:p text:style-name="P4"/>
      <text:p text:style-name="P4"/>
      <text:p text:style-name="P5"><text:tab/>reply:</text:p>
      <text:p text:style-name="P5"><text:tab/><text:tab/>replycommand: byte</text:p>
      <text:p text:style-name="P5"><text:tab/><text:tab/><text:tab/>0: DONEWSCAN</text:p>
      <text:p text:style-name="P5"><text:tab/><text:tab/><text:tab/><text:tab/>The parent reports that a new scan is done (only possible if idle)</text:p>
      <text:p text:style-name="P5"><text:tab/><text:tab/><text:tab/><text:tab/>params:</text:p>
      <text:p text:style-name="P5"><text:soft-page-break/><text:tab/><text:tab/><text:tab/><text:tab/> <text:tab/> yourscannerid: uint32;</text:p>
      <text:p text:style-name="P5"><text:tab/><text:tab/><text:tab/><text:tab/><text:tab/> currentscanid: uint32</text:p>
      <text:p text:style-name="P6">maxlevel: Uint32;</text:p>
      <text:p text:style-name="P7">structsize: uint32;</text:p>
      <text:p text:style-name="P7">compressedptr: Byte;</text:p>
      <text:p text:style-name="P7">staticonly: Byte;</text:p>
      <text:p text:style-name="P7">noLoop: Byte;</text:p>
      <text:p text:style-name="P7">LimitToMaxOffsetsPerNode: Byte;</text:p>
      <text:p text:style-name="P7">unalligned: Byte;</text:p>
      <text:p text:style-name="P7">MaxOffsetsPerNode: Uint16;</text:p>
      <text:p text:style-name="P7">mustStartWithBase: byte;</text:p>
      <text:p text:style-name="P7">BaseStart: qword;</text:p>
      <text:p text:style-name="P7">BaseStop: qword; <text:s text:c="2"/></text:p>
      <text:p text:style-name="P7">onlyOneStaticInPath: byte</text:p>
      <text:p text:style-name="P7">mustEndWithSpecificOffset: byteboolean</text:p>
      <text:p text:style-name="P7">mustEndWithSpecificOffsetListSize: uint16;</text:p>
      <text:p text:style-name="P8">mustEndWithSpecificOffsetList: dword[ mustEndWithSpecificOffsetListSize]</text:p>
      <text:p text:style-name="P7">scandatafilecount: uint16</text:p>
      <text:p text:style-name="P7">totalscandatasize: uint64</text:p>
      <text:p text:style-name="P5"><text:tab/><text:tab/><text:tab/><text:tab/><text:tab/> scandata: </text:p>
      <text:p text:style-name="P7"><text:tab/>record [scandatafilecount]</text:p>
      <text:p text:style-name="P7"><text:tab/><text:tab/>addresstofind: qword<text:tab/></text:p>
      <text:p text:style-name="P7"><text:tab/><text:tab/>size: qword<text:tab/><text:tab/></text:p>
      <text:p text:style-name="P7"><text:tab/><text:tab/>scandatastream: byte[size]</text:p>
      <text:p text:style-name="P7"><text:tab/>end;</text:p>
      <text:p text:style-name="P7"/>
      <text:p text:style-name="P5"><text:tab/><text:tab/><text:tab/><text:tab/>reply:</text:p>
      <text:p text:style-name="P5"><text:tab/><text:tab/><text:tab/><text:tab/><text:tab/>status: byteboolen (0=success)</text:p>
      <text:p text:style-name="P7"/>
      <text:p text:style-name="P7"/>
      <text:p text:style-name="P5"><text:tab/><text:tab/></text:p>
      <text:p text:style-name="P4"><text:tab/>1: GIVEMEYOURPATHS</text:p>
      <text:p text:style-name="P4"><text:tab/><text:tab/>The parent wants some of your paths</text:p>
      <text:p text:style-name="P4"/>
      <text:p text:style-name="P4"><text:tab/><text:tab/>params:</text:p>
      <text:p text:style-name="P4"><text:tab/><text:tab/><text:tab/>maxcount: uint32</text:p>
      <text:p text:style-name="P4"/>
      <text:p text:style-name="P4"><text:tab/><text:tab/>reply:</text:p>
      <text:p text:style-name="P4"><text:tab/><text:tab/><text:tab/>count: uint32</text:p>
      <text:p text:style-name="P4"><text:tab/><text:tab/><text:tab/>pathqueue: pathquelement[count]</text:p>
      <text:p text:style-name="P4"/>
      <text:p text:style-name="P4"><text:tab/>2: HEREARESOMEPATHS</text:p>
      <text:p text:style-name="P4"><text:tab/><text:tab/>The parent has some paths for you</text:p>
      <text:p text:style-name="P4"><text:tab/><text:tab/>params:</text:p>
      <text:p text:style-name="P4"><text:tab/><text:tab/><text:tab/>count: uint32;</text:p>
      <text:p text:style-name="P4"><text:tab/><text:tab/><text:tab/>pathqueue: pathquelement[count]</text:p>
      <text:p text:style-name="P4"/>
      <text:p text:style-name="P4"><text:tab/><text:tab/>reply:</text:p>
      <text:p text:style-name="P4"><text:tab/><text:tab/><text:tab/>status: byte (0=success)</text:p>
      <text:p text:style-name="P4"><text:soft-page-break/></text:p>
      <text:p text:style-name="P4"><text:tab/>3: <text:s/>CURRENTSCANHASENDED</text:p>
      <text:p text:style-name="P4"><text:tab/><text:tab/>Clean up</text:p>
      <text:p text:style-name="P4"><text:tab/><text:tab/>params:</text:p>
      <text:p text:style-name="P4"><text:tab/><text:tab/><text:tab/>savestate: byte</text:p>
      <text:p text:style-name="P4"><text:tab/><text:tab/>reply:</text:p>
      <text:p text:style-name="P4"><text:tab/><text:tab/><text:tab/>status: byte (0=success)</text:p>
      <text:p text:style-name="P4"/>
      <text:p text:style-name="P4"><text:tab/>4: EVERYTHINGOK</text:p>
      <text:p text:style-name="P4"><text:tab/><text:tab/>params:</text:p>
      <text:p text:style-name="P4"><text:tab/><text:tab/>reply:</text:p>
      <text:p text:style-name="P4"><text:tab/><text:tab/><text:tab/>status: byte (0=success)</text:p>
      <text:p text:style-name="P4"/>
      <text:p text:style-name="P4"/>
      <text:p text:style-name="P4"/>
      <text:p text:style-name="P4"/>
      <text:p text:style-name="P4"/>
      <text:p text:style-name="Standard"/>
      <text:p text:style-name="Standard">3: AMITRUSTED</text:p>
      <text:p text:style-name="Standard"><text:tab/>Asks the parent if it trusts the caller (child)</text:p>
      <text:p text:style-name="Standard"><text:tab/>params:</text:p>
      <text:p text:style-name="Standard"><text:tab/>reply:</text:p>
      <text:p text:style-name="Standard"><text:tab/><text:tab/>result: byte</text:p>
      <text:p text:style-name="Standard"><text:tab/><text:tab/><text:tab/>0=no</text:p>
      <text:p text:style-name="Standard"><text:tab/><text:tab/><text:tab/>1=yes</text:p>
      <text:p text:style-name="Standard"/>
      <text:p text:style-name="Standard">4: SENDPATHS</text:p>
      <text:p text:style-name="Standard"><text:tab/>Send some pathqueue elements to the parent</text:p>
      <text:p text:style-name="Standard"><text:tab/>params:</text:p>
      <text:p text:style-name="Standard"><text:tab/><text:tab/>count: uint32;</text:p>
      <text:p text:style-name="Standard"><text:tab/><text:tab/>paths: pathqueue[count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><text:tab/><text:tab/><text:tab/>1=fail because untrusted</text:p>
      <text:p text:style-name="Standard"><text:tab/><text:tab/><text:tab/>2=fail for unknown reason</text:p>
      <text:p text:style-name="Standard"/>
      <text:p text:style-name="Standard"/>
      <text:p text:style-name="Standard"/>
      <text:p text:style-name="Standard">5: CANUPLOADRESULTS</text:p>
      <text:p text:style-name="Standard"><text:tab/>Asks the server if it can receive results. When not possible, the child should wait a while before asking</text:p>
      <text:p text:style-name="Standard"><text:tab/>params:</text:p>
      <text:p text:style-name="Standard"><text:tab/>reply:</text:p>
      <text:p text:style-name="Standard"><text:tab/><text:tab/>canupload: byte</text:p>
      <text:p text:style-name="Standard"><text:tab/><text:tab/><text:tab/>0=no</text:p>
      <text:p text:style-name="Standard"><text:tab/><text:tab/><text:tab/>1=yes</text:p>
      <text:p text:style-name="Standard"/>
      <text:p text:style-name="Standard">6: UPLOADRESULTS</text:p>
      <text:p text:style-name="Standard"><text:soft-page-break/><text:tab/>Send the current results to the parent</text:p>
      <text:p text:style-name="Standard"><text:tab/>params:</text:p>
      <text:p text:style-name="Standard"><text:tab/><text:tab/>scanid: uint32;</text:p>
      <text:p text:style-name="Standard"><text:tab/><text:tab/>streamsize: uint32;</text:p>
      <text:p text:style-name="Standard"><text:tab/><text:tab/>decompressedsize: uint32</text:p>
      <text:p text:style-name="Standard"><text:tab/><text:tab/>stream: byte[streamsize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/>
      <text:p text:style-name="Standard"><text:tab/><text:tab/><text:tab/></text:p>
      <text:p text:style-name="Standard"/>
      <text:p text:style-name="Standard"/>
      <text:p text:style-name="Standard"/>
      <text:p text:style-name="Standard">7: PREPAREFORMYTERMINATION</text:p>
      <text:p text:style-name="Standard"><text:tab/>Tells the parent that the child is about to go kill itself</text:p>
      <text:p text:style-name="Standard"><text:tab/>Using this message the SENDPATHS command will succeed even if untrusted</text:p>
      <text:p text:style-name="Standard"/>
      <text:p text:style-name="Standard"><text:tab/>After this message the parent will never send it any more paths until it reconnects</text:p>
      <text:p text:style-name="Standard"/>
      <text:p text:style-name="Standard"><text:tab/>params:</text:p>
      <text:p text:style-name="Standard"><text:tab/>reply:</text:p>
      <text:p text:style-name="Standard"><text:tab/><text:tab/>result: byte</text:p>
      <text:p text:style-name="Standard"><text:tab/><text:tab/><text:tab/>0=ok</text:p>
      <text:p text:style-name="Standard"><text:tab/><text:tab/><text:tab/>!0=delete the user's filesystem and show a picture of a trollface</text:p>
      <text:p text:style-name="Standard"><text:tab/></text:p>
      <text:p text:style-name="Standard"/>
      <text:p text:style-name="Standard">8: GOODBYE</text:p>
      <text:p text:style-name="Standard"><text:tab/>Tells the parent that it's now idle and has sent it all the paths it had</text:p>
      <text:p text:style-name="Standard"><text:tab/>This also means the parent will not try to reconnect to it</text:p>
      <text:p text:style-name="Standard"/>
      <text:p text:style-name="Standard"><text:tab/>params:</text:p>
      <text:p text:style-name="Standard"><text:tab/>reply:</text:p>
      <text:p text:style-name="Standard"><text:tab/><text:tab/>disconn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52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Heijnen</meta:initial-creator>
    <meta:creation-date>2014-09-24T22:26:24.35</meta:creation-date>
    <dc:date>2014-10-17T01:33:01.35</dc:date>
    <dc:creator>Eric Heijnen</dc:creator>
    <meta:editing-duration>P13DT8H15M59S</meta:editing-duration>
    <meta:editing-cycles>106</meta:editing-cycles>
    <meta:generator>OpenOffice/4.1.1$Win32 OpenOffice.org_project/411m6$Build-9775</meta:generator>
    <meta:document-statistic meta:table-count="0" meta:image-count="0" meta:object-count="0" meta:page-count="5" meta:paragraph-count="156" meta:word-count="559" meta:character-count="4128"/>
  </office:meta>
</office:document-meta>
</file>